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12"/>SNU developer log day 412</text:h>
      <text:p text:style-name="P2">I didn't have as much time today, and I am halfway operational, so I made a small update today. I woke up late, started playing late, and had an appointment in the middle of the day, and I decided to relax for 3 hours afterwards. I am also trying to go to bed earlier, so I only had an hour to work today. I didn't want to end my update streak.</text:p>
      <text:p text:style-name="P2">I have been planning on doing something witb the tel: attribute at some point, but I am trying to figure out how everything works. Today, I didn't have as much time to update, so I mainly worked on documentation, with a small update to the translation service homepage. Hopefully tomorrow will go better.</text:p>
      <text:p text:style-name="Text_20_body"><text:span text:style-name="T1">Sean Patrick Myrick on March 17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6:20:47.396000000</meta:creation-date>
    <dc:date>2020-03-18T16:21:06.233000000</dc:date>
    <meta:editing-duration>PT19S</meta:editing-duration>
    <meta:editing-cycles>1</meta:editing-cycles>
    <meta:document-statistic meta:table-count="0" meta:image-count="0" meta:object-count="0" meta:page-count="1" meta:paragraph-count="4" meta:word-count="136" meta:character-count="711" meta:non-whitespace-character-count="579"/>
    <meta:generator>LibreOffice/6.1.2.1$Windows_X86_64 LibreOffice_project/65905a128db06ba48db947242809d14d3f9a93fe</meta:generator>
  </office:meta>
</office:document-meta>
</file>